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text-properties style:use-window-font-color="true" loext:opacity="0%" style:font-name="Times New Roman" fo:font-size="12pt" fo:language="en" fo:country="US" fo:font-style="normal" officeooo:rsid="003b5a87" officeooo:paragraph-rsid="003b5a87"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7"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8"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9" style:family="paragraph" style:parent-style-name="Standard">
      <style:paragraph-properties fo:margin-top="0in" fo:margin-bottom="0in" style:contextual-spacing="false"/>
    </style:style>
    <style:style style:name="P30" style:family="paragraph" style:parent-style-name="Table_20_Heading">
      <style:paragraph-properties fo:margin-top="0in" fo:margin-bottom="0in" style:contextual-spacing="false"/>
    </style:style>
    <style:style style:name="P31" style:family="paragraph" style:parent-style-name="Standard">
      <style:paragraph-properties fo:margin-top="0in" fo:margin-bottom="0in" style:contextual-spacing="false"/>
      <style:text-properties fo:font-style="normal" style:font-style-asian="normal" style:font-style-complex="normal"/>
    </style:style>
    <style:style style:name="P32" style:family="paragraph" style:parent-style-name="Standard">
      <style:paragraph-properties fo:margin-top="0in" fo:margin-bottom="0in" style:contextual-spacing="false" style:shadow="none"/>
      <style:text-properties fo:font-style="normal" style:font-style-asian="normal" style:font-style-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paragraph-rsid="001302b5" style:font-style-asian="normal" style:font-style-complex="normal"/>
    </style:style>
    <style:style style:name="P35"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6"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7" style:family="paragraph" style:parent-style-name="Standard">
      <style:text-properties fo:font-style="normal" officeooo:rsid="00128271" officeooo:paragraph-rsid="00128271" style:font-style-asian="normal" style:font-style-complex="normal"/>
    </style:style>
    <style:style style:name="P38" style:family="paragraph" style:parent-style-name="Standard">
      <style:paragraph-properties fo:margin-left="0in" fo:margin-right="0in" fo:text-indent="0in" style:auto-text-indent="false"/>
      <style:text-properties fo:font-style="normal" style:font-style-asian="normal" style:font-style-complex="normal"/>
    </style:style>
    <style:style style:name="P39"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4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1" style:family="paragraph" style:parent-style-name="Standard">
      <style:paragraph-properties fo:margin-top="0.1181in" fo:margin-bottom="0in" style:contextual-spacing="false"/>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3"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4" style:family="paragraph" style:parent-style-name="Table_20_Contents">
      <style:text-properties fo:font-style="normal" style:font-style-asian="normal" style:font-style-complex="normal"/>
    </style:style>
    <style:style style:name="P45" style:family="paragraph" style:parent-style-name="Table">
      <style:text-properties fo:font-style="normal" style:font-style-asian="normal" style:font-style-complex="normal"/>
    </style:style>
    <style:style style:name="P46" style:family="paragraph" style:parent-style-name="Standard">
      <style:paragraph-properties fo:margin-top="0in" fo:margin-bottom="0in" style:contextual-spacing="false"/>
      <style:text-properties fo:font-style="normal" officeooo:rsid="003d4693" officeooo:paragraph-rsid="003d4693" style:font-style-asian="normal" style:font-style-complex="normal"/>
    </style:style>
    <style:style style:name="P47"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8" style:family="paragraph" style:parent-style-name="Standard">
      <style:text-properties fo:font-style="normal" style:text-underline-style="solid" style:text-underline-width="auto" style:text-underline-color="font-color" style:font-style-asian="normal" style:font-style-complex="normal"/>
    </style:style>
    <style:style style:name="P49"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50" style:family="paragraph" style:parent-style-name="Table_20_Contents">
      <style:text-properties fo:font-style="normal" fo:font-weight="bold" style:font-style-asian="normal" style:font-weight-asian="bold" style:font-style-complex="normal" style:font-weight-complex="bold"/>
    </style:style>
    <style:style style:name="P51"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3"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4"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7" style:family="paragraph" style:parent-style-name="Text_20_body">
      <style:text-properties fo:font-size="12pt" style:font-size-asian="12pt" style:font-size-complex="12pt"/>
    </style:style>
    <style:style style:name="P58" style:family="paragraph" style:parent-style-name="Table_20_Contents">
      <style:text-properties fo:font-size="12pt"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6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1" style:family="paragraph" style:parent-style-name="Table_20_Contents">
      <style:paragraph-properties fo:margin-top="0in" fo:margin-bottom="0in" style:contextual-spacing="false"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Standard">
      <style:text-properties style:text-line-through-style="none" style:text-line-through-type="none" fo:font-style="normal" style:font-style-asian="normal" style:font-style-complex="normal"/>
    </style:style>
    <style:style style:name="P64" style:family="paragraph" style:parent-style-name="Standard">
      <style:text-properties officeooo:paragraph-rsid="0013382e"/>
    </style:style>
    <style:style style:name="P65" style:family="paragraph" style:parent-style-name="Standard">
      <style:text-properties officeooo:paragraph-rsid="001439aa"/>
    </style:style>
    <style:style style:name="P66" style:family="paragraph" style:parent-style-name="Standard">
      <style:text-properties style:text-underline-style="none"/>
    </style:style>
    <style:style style:name="P67"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8"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9" style:family="paragraph" style:parent-style-name="Text_20_body">
      <style:paragraph-properties fo:margin-top="0.1181in" fo:margin-bottom="0in" style:contextual-spacing="false"/>
    </style:style>
    <style:style style:name="P70" style:family="paragraph" style:parent-style-name="Text_20_body">
      <style:paragraph-properties fo:margin-top="0.1181in" fo:margin-bottom="0in" style:contextual-spacing="false"/>
      <style:text-properties fo:font-style="italic" style:font-style-asian="italic" style:font-style-complex="italic"/>
    </style:style>
    <style:style style:name="P71" style:family="paragraph" style:parent-style-name="Standard">
      <style:paragraph-properties fo:break-before="page"/>
    </style:style>
    <style:style style:name="P72" style:family="paragraph" style:parent-style-name="Standard">
      <style:paragraph-properties fo:margin-top="0.1181in" fo:margin-bottom="0.1181in" style:contextual-spacing="false"/>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Contents_20_6">
      <style:paragraph-properties>
        <style:tab-stops>
          <style:tab-stop style:position="6.9252in" style:type="right" style:leader-style="dotted" style:leader-text="."/>
        </style:tab-stops>
      </style:paragraph-properties>
    </style:style>
    <style:style style:name="P78" style:family="paragraph" style:parent-style-name="Contents_20_5">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9252in" style:type="right" style:leader-style="dotted" style:leader-text="."/>
        </style:tab-stops>
      </style:paragraph-properties>
    </style:style>
    <style:style style:name="P81" style:family="paragraph" style:parent-style-name="Contents_20_3">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9252in" style:type="right" style:leader-style="dotted" style:leader-text="."/>
        </style:tab-stops>
      </style:paragraph-properties>
    </style:style>
    <style:style style:name="P83" style:family="paragraph" style:parent-style-name="Contents_20_5">
      <style:paragraph-properties>
        <style:tab-stops>
          <style:tab-stop style:position="6.9252in" style:type="right" style:leader-style="dotted" style:leader-text="."/>
        </style:tab-stops>
      </style:paragraph-properties>
    </style:style>
    <style:style style:name="P84" style:family="paragraph" style:parent-style-name="Contents_20_6">
      <style:paragraph-properties>
        <style:tab-stops>
          <style:tab-stop style:position="6.9252in" style:type="right" style:leader-style="dotted" style:leader-text="."/>
        </style:tab-stops>
      </style:paragraph-properties>
    </style:style>
    <style:style style:name="P85" style:family="paragraph" style:parent-style-name="Heading_20_1" style:master-page-name="First_20_Page">
      <style:paragraph-properties style:page-number="auto"/>
    </style:style>
    <style:style style:name="P86" style:family="paragraph" style:parent-style-name="Heading_20_2">
      <style:text-properties fo:font-style="normal" style:font-style-asian="normal" style:font-style-complex="normal"/>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style:font-name="Arial1"/>
    </style:style>
    <style:style style:name="P89" style:family="paragraph" style:parent-style-name="Heading_20_4">
      <style:text-properties fo:font-style="normal" style:font-style-asian="normal" style:font-style-complex="normal"/>
    </style:style>
    <style:style style:name="P90" style:family="paragraph" style:parent-style-name="Heading_20_4">
      <style:paragraph-properties fo:margin-top="0.1181in" fo:margin-bottom="0in" style:contextual-spacing="false"/>
      <style:text-properties fo:font-style="normal" style:font-style-asian="normal" style:font-style-complex="normal"/>
    </style:style>
    <style:style style:name="P91" style:family="paragraph" style:parent-style-name="Heading_20_5">
      <style:text-properties fo:font-style="italic" style:font-style-asian="italic" style:font-style-complex="italic"/>
    </style:style>
    <style:style style:name="P92" style:family="paragraph" style:parent-style-name="Heading_20_6">
      <style:text-properties fo:font-style="normal" style:font-style-asian="normal" style:font-style-complex="normal"/>
    </style:style>
    <style:style style:name="P93"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1">
      <style:text-properties fo:font-style="normal" style:font-style-asian="normal" style:font-style-complex="normal"/>
    </style:style>
    <style:style style:name="P95"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6"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8"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9"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100"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101"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102"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103"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04"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list-style-name="L5">
      <style:paragraph-properties fo:margin-top="0in" fo:margin-bottom="0in" style:contextual-spacing="false"/>
    </style:style>
    <style:style style:name="P107" style:family="paragraph" style:parent-style-name="Standard" style:list-style-name="L7">
      <style:paragraph-properties fo:margin-top="0in" fo:margin-bottom="0in" style:contextual-spacing="false"/>
    </style:style>
    <style:style style:name="P108" style:family="paragraph" style:parent-style-name="Standard" style:list-style-name="L8">
      <style:paragraph-properties fo:margin-top="0in" fo:margin-bottom="0in" style:contextual-spacing="false"/>
      <style:text-properties fo:font-size="12pt" style:font-size-asian="12pt" style:font-size-complex="12pt"/>
    </style:style>
    <style:style style:name="P109" style:family="paragraph">
      <style:paragraph-properties style:writing-mode="lr-tb"/>
      <style:text-properties style:font-name="Times New Roman" fo:font-size="1pt"/>
    </style:style>
    <style:style style:name="P110"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officeooo:rsid="0016888d"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officeooo:rsid="001439aa" style:font-size-asian="12pt" style:font-style-asian="normal" style:font-size-complex="12pt" style:font-style-complex="normal"/>
    </style:style>
    <style:style style:name="T7" style:family="text">
      <style:text-properties style:font-name="Times New Roman" fo:font-size="12pt" fo:font-style="normal" officeooo:rsid="001e0b68" style:font-size-asian="12pt" style:font-style-asian="normal" style:font-size-complex="12pt" style:font-style-complex="normal"/>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3d4693"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4"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5" style:family="text">
      <style:text-properties style:use-window-font-color="true" loext:opacity="0%" fo:language="en" fo:country="US" style:font-name-asian="Times New Roman" style:font-name-complex="Times New Roman" style:language-complex="ar" style:country-complex="SA"/>
    </style:style>
    <style:style style:name="T36" style:family="text">
      <style:text-properties style:use-window-font-color="true" loext:opacity="0%" fo:language="en" fo:country="US" style:font-name-asian="Helvetica" style:font-name-complex="Helvetica" style:language-complex="ar" style:country-complex="SA"/>
    </style:style>
    <style:style style:name="T37"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8"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officeooo:rsid="0013382e"/>
    </style:style>
    <style:style style:name="T40" style:family="text">
      <style:text-properties officeooo:rsid="001439aa"/>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13382e" style:font-size-asian="12pt" style:font-style-asian="normal" style:font-size-complex="12pt" style:font-style-complex="normal"/>
    </style:style>
    <style:style style:name="T43" style:family="text">
      <style:text-properties fo:font-size="12pt" fo:font-style="normal" officeooo:rsid="001439aa" style:font-size-asian="12pt" style:font-style-asian="normal" style:font-size-complex="12pt" style:font-style-complex="normal"/>
    </style:style>
    <style:style style:name="T4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fo:font-size="12pt" style:font-size-asian="10.5pt" style:font-size-complex="12pt"/>
    </style:style>
    <style:style style:name="T49" style:family="text">
      <style:text-properties fo:font-style="italic" style:font-style-asian="italic" style:font-style-complex="italic"/>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style:font-name="TimesNewRomanPS" fo:font-size="12pt"/>
    </style:style>
    <style:style style:name="T55" style:family="text">
      <style:text-properties style:font-name="TimesNewRomanPS" fo:font-size="12pt" fo:font-weight="bold"/>
    </style:style>
    <style:style style:name="T5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Arial1" fo:font-size="10pt" style:font-size-asian="10pt" style:font-size-complex="10pt"/>
    </style:style>
    <style:style style:name="T59" style:family="text">
      <style:text-properties style:font-name="Arial1" fo:font-size="10pt" fo:font-weight="bold" style:font-size-asian="10pt" style:font-weight-asian="bold" style:font-size-complex="10pt" style:font-weight-complex="bold"/>
    </style:style>
    <style:style style:name="T60" style:family="text">
      <style:text-properties style:text-underline-style="none"/>
    </style:style>
    <style:style style:name="T61" style:family="text">
      <style:text-properties style:font-name="Arial" fo:font-size="14pt" fo:font-weight="bold"/>
    </style:style>
    <style:style style:name="T62" style:family="text">
      <style:text-properties style:text-line-through-style="none" style:text-line-through-type="none"/>
    </style:style>
    <style:style style:name="T63" style:family="text">
      <style:text-properties style:text-line-through-style="none" style:text-line-through-type="none" fo:font-style="normal" style:font-style-asian="normal" style:font-style-complex="normal"/>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officeooo:rsid="0017bf77"/>
    </style:style>
    <style:style style:name="T67" style:family="text">
      <style:text-properties officeooo:rsid="0018fb9b"/>
    </style:style>
    <style:style style:name="T68" style:family="text">
      <style:text-properties officeooo:rsid="00215c43"/>
    </style:style>
    <style:style style:name="T69" style:family="text">
      <style:text-properties officeooo:rsid="00250e59"/>
    </style:style>
    <style:style style:name="T70" style:family="text">
      <style:text-properties officeooo:rsid="0025eccd"/>
    </style:style>
    <style:style style:name="T71" style:family="text">
      <style:text-properties officeooo:rsid="00310e88"/>
    </style:style>
    <style:style style:name="T72" style:family="text">
      <style:text-properties officeooo:rsid="00320066"/>
    </style:style>
    <style:style style:name="T73" style:family="text">
      <style:text-properties officeooo:rsid="0034546b"/>
    </style:style>
    <style:style style:name="T74" style:family="text">
      <style:text-properties officeooo:rsid="003721d0"/>
    </style:style>
    <style:style style:name="T75" style:family="text">
      <style:text-properties officeooo:rsid="003a48cb"/>
    </style:style>
    <style:style style:name="T76" style:family="text">
      <style:text-properties officeooo:rsid="003b56d3"/>
    </style:style>
    <style:style style:name="T77" style:family="text">
      <style:text-properties officeooo:rsid="003cfa8c"/>
    </style:style>
    <style:style style:name="T78" style:family="text">
      <style:text-properties officeooo:rsid="003d46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bookmark-start text:name="__RefHeading___Toc6138_2103878863"/>Introduction<text:bookmark-end text:name="__RefHeading___Toc6138_2103878863"/></text:h>
      <text:p text:style-name="P33">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3">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text:bookmark-start text:name="__RefHeading___Toc6140_2103878863"/>Annotations to the Standard <text:bookmark-end text:name="__RefHeading___Toc6140_2103878863"/></text:h>
      <text:p text:style-name="Standard">This section provides background information on corresponding sections of the Standard document. It's expected that two documents will be read together. </text:p>
      <text:h text:style-name="Heading_20_2" text:outline-level="2"><text:bookmark-start text:name="__RefHeading___Toc6142_2103878863"/>Introduction<text:bookmark-end text:name="__RefHeading___Toc6142_2103878863"/></text:h>
      <text:p text:style-name="P33">(Nothing to add to the standard)</text:p>
      <text:h text:style-name="Heading_20_2" text:outline-level="2"><text:bookmark-start text:name="__RefHeading___Toc6144_2103878863"/>Intended Use<text:bookmark-end text:name="__RefHeading___Toc6144_2103878863"/></text:h>
      <text:p text:style-name="P33">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text:bookmark-start text:name="__RefHeading___Toc6146_2103878863"/>References and Context<text:bookmark-end text:name="__RefHeading___Toc6146_2103878863"/></text:h>
      <text:p text:style-name="P33"><text:span text:style-name="T8">There is nothin</text:span><text:span text:style-name="T75">g</text:span> to add to the Standard.</text:p>
      <text:h text:style-name="Heading_20_2" text:outline-level="2"><text:bookmark-start text:name="__RefHeading___Toc6148_2103878863"/>Messages<text:bookmark-end text:name="__RefHeading___Toc6148_2103878863"/></text:h>
      <text:h text:style-name="Heading_20_3" text:outline-level="3"><text:bookmark-start text:name="__RefHeading___Toc6150_2103878863"/>Message Format<text:bookmark-end text:name="__RefHeading___Toc6150_2103878863"/></text:h>
      <text:p text:style-name="P33">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bookmark-start text:name="__RefHeading___Toc6152_2103878863"/><text:soft-page-break/>Message Type Indicators<text:bookmark-end text:name="__RefHeading___Toc6152_2103878863"/></text:h>
      <text:p text:style-name="P17">Many nodes will treat MTIs as magic 16-bit numbers, just comparing them for equality to specific values of interest. <text:s/>That is a perfectly fine node implementation strategy. </text:p>
      <text:p text:style-name="P26"/>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span text:style-name="T74">format</text:span>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span text:style-name="T74">format</text:span>.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3">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3">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3">There are two basic approaches to identify classes of message types, such as “addressed” vs “global” messages.</text:p>
      <text:list text:style-name="L1">
        <text:list-item>
          <text:p text:style-name="P93">Use a dedicated bit field to distinguish the types, e.g. 1 indicates addressed and 0 means global.</text:p>
        </text:list-item>
        <text:list-item>
          <text:p text:style-name="P94">Encode in the type number, e.g. “Type A (addressed) is 1”, “Type B (addressed) is 2”, “Type C (global) is 3”, “Type D (addressed) is 4”.</text:p>
        </text:list-item>
      </text:list>
      <text:p text:style-name="P33">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text:bookmark-start text:name="__RefHeading___Toc6154_2103878863"/>MTI Bit-Fields<text:bookmark-end text:name="__RefHeading___Toc6154_2103878863"/></text:h>
      <text:p text:style-name="P14">Top Nibble</text:p>
      <text:p text:style-name="P3"><text:span text:style-name="T35">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6">Values 3-15 or the top 2 bits are not currently assigned and are available for the future.</text:span></text:p>
      <text:p text:style-name="P13"><text:span text:style-name="T18"><text:tab/></text:span><text:span text:style-name="T16">Bit </text:span>13 <text:s/>Special</text:p>
      <text:p text:style-name="P33">This bit defines whether a message on a segment should be propagated off that segment to others, e.g. a TCP/IP backbone link between CAN gateways. <text:s/>A 0 means that the message should go through gateways; a 1 indicates that it should <text:span text:style-name="T68">not</text:span>.</text:p>
      <text:p text:style-name="P49"><text:span text:style-name="T60"><text:tab/></text:span>Bit 12 <text:s/>Stream or Datagram</text:p>
      <text:p text:style-name="P33">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8">Middle Byte</text:p>
      <text:p text:style-name="P33">The next eight bits form a specific message type number. It has this substructure:</text:p>
      <text:p text:style-name="P35"><text:span text:style-name="T60"><text:tab/></text:span><text:span text:style-name="T51">Bits 10-11 Static priority groups</text:span> </text:p>
      <text:p text:style-name="P33">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8">The priority mechanism may or may not work outside the priority field. <text:span text:style-name="T76">In some cases, such as CAN, the entire MTI field will enter into the priority calculation. </text:span>MTIs should be chosen to work in either case. <text:span text:style-name="T76">For an example of this, see the Event Transfer Protocol Standard and Technical Note.</text:span></text:p>
      <text:p text:style-name="P36"><text:tab/><text:span text:style-name="T51">Bits 5-9 Type within Priority</text:span></text:p>
      <text:p text:style-name="P33">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5"><text:span text:style-name="T60"><text:tab/></text:span><text:span text:style-name="T51">Bit 4 Simple Protocol</text:span></text:p>
      <text:p text:style-name="P35"><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8">Bottom Nibble</text:p>
      <text:p text:style-name="P33">The bottom nibble of <text:span text:style-name="T12">the</text:span> MTI is interpreted as flags that define the structure and format of the message type.</text:p>
      <text:p text:style-name="P35"><text:tab/><text:span text:style-name="T51">Bit 3 Address Present</text:span></text:p>
      <text:p text:style-name="P33">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6"><text:tab/><text:span text:style-name="T51">Bit 2 Event Present</text:span></text:p>
      <text:p text:style-name="P33">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5"><text:tab/>Bits 0-1 Modifier Bits</text:p>
      <text:p text:style-name="P33">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text:bookmark-start text:name="__RefHeading___Toc6156_2103878863"/>MTI Considerations on Constrained Transports<text:bookmark-end text:name="__RefHeading___Toc6156_2103878863"/></text:h>
      <text:p text:style-name="P19">MTIs may be adapted to suit on transports that have lesser capacity. <text:s/>CAN is a good example, see the appropriate section of this document for adaptation to CAN. <text:s/></text:p>
      <text:h text:style-name="Heading_20_4" text:outline-level="4"><text:bookmark-start text:name="__RefHeading___Toc6158_2103878863"/>Message Content<text:bookmark-end text:name="__RefHeading___Toc6158_2103878863"/></text:h>
      <text:p text:style-name="P42">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3">Note that there is no overall limit on message length. Every specific protocol's specific message has its maximum length defined, thus a node manufacturer can determine what is the maximum length of messages that the node has to be able to process. <text:span text:style-name="T70">Nodes may reject or clip messages that are longer than allowed by the specs they were built for.</text:span> Gateways <text:span text:style-name="T69">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text:bookmark-start text:name="__RefHeading___Toc6160_2103878863"/>States<text:bookmark-end text:name="__RefHeading___Toc6160_2103878863"/></text:h>
      <text:p text:style-name="P33">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3">At present, there's no way to deliberately return to the Uninitialized state, as no need for this has been identified.</text:p>
      <text:h text:style-name="Heading_20_3" text:outline-level="3"><text:bookmark-start text:name="__RefHeading___Toc6162_2103878863"/>Definition of Specific Messages<text:bookmark-end text:name="__RefHeading___Toc6162_2103878863"/></text:h>
      <text:h text:style-name="Heading_20_4" text:outline-level="4"><text:bookmark-start text:name="__RefHeading___Toc6164_2103878863"/>Initialization Complete<text:bookmark-end text:name="__RefHeading___Toc6164_2103878863"/></text:h>
      <text:p text:style-name="P38"><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text:bookmark-start text:name="__RefHeading___Toc6166_2103878863"/>Verify Node ID<text:bookmark-end text:name="__RefHeading___Toc6166_2103878863"/></text:h>
      <text:p text:style-name="P38">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6">The directed (addressed) form may include an optional full Node ID in its data section. The addressed node must always reply, whether or not a Node ID is carried in the data, and whether or not there is a match when the optional Node ID is present. </text:p>
      <text:p text:style-name="P38">The global (unaddressed) format may include an optional <text:span text:style-name="T12">Node ID</text:span>. <text:s/>If it is present, only nodes with a matching Node ID should reply, if absent, all nodes should reply.</text:p>
      <text:p text:style-name="P38">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8"><text:s text:c="3"/>Full: (MTI, sourceID, destinationID, numDataBytes, destinationID)</text:p>
      <text:p text:style-name="P39"><text:tab/>Eg: <text:span text:style-name="T56">(0x488, 0x123456789ABC, </text:span><text:span text:style-name="T57">0xFEDCBA987654</text:span><text:span text:style-name="T56">, 6, </text:span><text:span text:style-name="T57">0xFEDCBA987654</text:span><text:span text:style-name="T56">)</text:span><text:line-break/><text:tab/>Note this has two copies of the full Node ID of the destination. <text:s/></text:p>
      <text:p text:style-name="P38"><text:s text:c="3"/>CAN: [CAN-MTI, srcAlias](length) dstAlias destinationID</text:p>
      <text:p text:style-name="P39"><text:tab/>Eg: <text:span text:style-name="T56">[0xXX, 0x123](8) </text:span><text:span text:style-name="T57">0xFED</text:span><text:span text:style-name="T56">, </text:span><text:span text:style-name="T57">0xFEDCBA987654</text:span><text:line-break/><text:tab/>Note this includes both the Destination-Alias and the full Destination Node ID. <text:s/></text:p>
      <text:h text:style-name="Heading_20_4" text:outline-level="4"><text:bookmark-start text:name="__RefHeading___Toc6168_2103878863"/><text:soft-page-break/>Verified Node ID<text:bookmark-end text:name="__RefHeading___Toc6168_2103878863"/></text:h>
      <text:p text:style-name="P32">The node ID in the data is redundant on wire protocols that carry the full source ID, but can be very valuable for wire protocols that abbreviate (“alias”) the source ID within the messages, e.g. CAN, since it maps the Alias to the Node ID. <text:s/></text:p>
      <text:p text:style-name="P38">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8">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9" text:outline-level="4"><text:bookmark-start text:name="__RefHeading___Toc6170_2103878863"/>Optional Interaction Rejected<text:bookmark-end text:name="__RefHeading___Toc6170_2103878863"/></text:h>
      <text:p text:style-name="P33">(Nothing to add to the Standard)</text:p>
      <text:h text:style-name="Heading_20_4" text:outline-level="4"><text:bookmark-start text:name="__RefHeading___Toc6172_2103878863"/>Terminate Due to Error<text:bookmark-end text:name="__RefHeading___Toc6172_2103878863"/></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text:bookmark-start text:name="__RefHeading___Toc6174_2103878863"/>Protocol Support Inquiry<text:bookmark-end text:name="__RefHeading___Toc6174_2103878863"/></text:h>
      <text:p text:style-name="P33">(Nothing to add to the Standard)</text:p>
      <text:h text:style-name="Heading_20_4" text:outline-level="4"><text:bookmark-start text:name="__RefHeading___Toc6176_2103878863"/><text:bookmark text:name="psr"/>Protocol Support Reply<text:bookmark-end text:name="__RefHeading___Toc6176_2103878863"/></text:h>
      <text:p text:style-name="P40"/>
      <text:p text:style-name="P40">These will be extended as necessary as new protocols are added. <text:s/></text:p>
      <text:p text:style-name="P40"/>
      <text:p text:style-name="P40">OpenLCB documentation is big-endian. <text:s/>This means that when sending 0x80 00, the set bit is in the first byte sent. <text:s/></text:p>
      <text:h text:style-name="Heading_20_3" text:outline-level="3"><text:bookmark-start text:name="__RefHeading___Toc6178_2103878863"/>Interactions<text:bookmark-end text:name="__RefHeading___Toc6178_2103878863"/></text:h>
      <text:h text:style-name="Heading_20_4" text:outline-level="4"><text:bookmark-start text:name="__RefHeading___Toc6180_2103878863"/>Node Initialization<text:bookmark-end text:name="__RefHeading___Toc6180_2103878863"/></text:h>
      <text:p text:style-name="P33">Sending the Initialization Complete message is required to insure that higher-level tools are notified that they may start to work with the node. For example, this allows Gateways to build their tables. <text:s/></text:p>
      <text:p text:style-name="P29"/>
      <text:p text:style-name="P29">There is no guarantee that any other node is listening for the <text:span text:style-name="T9">Initialization Complete message, and n</text:span>o reply is possible. <text:s text:c="2"/></text:p>
      <text:p text:style-name="P29"/>
      <text:p text:style-name="P31">Nodes must not emit any other OpenLCB message before the “Initialization Complete” message.<text:span text:style-name="T49"> </text:span></text:p>
      <text:p text:style-name="P31"/>
      <text:p text:style-name="P31">The initialization complete message indicates that a node has just started to operate, but it can also <text:s/>mean that the node failed and restarted.</text:p>
      <text:h text:style-name="Heading_20_4" text:outline-level="4"><text:bookmark-start text:name="__RefHeading___Toc6182_2103878863"/><text:soft-page-break/>Node ID Detection<text:bookmark-end text:name="__RefHeading___Toc6182_2103878863"/></text:h>
      <text:p text:style-name="P33">This can be used as check that a specific node is still reachable. When wire protocols compress the originating and/or destination Node ID, this can be used to obtain the full Node ID. <text:s/></text:p>
      <text:p text:style-name="P33">The standard Verify Node ID Number interaction can be used to get the full 48-bit Node ID from a node for translation. At power up each node must obtain a<text:span text:style-name="T39">n</text:span> <text:span text:style-name="T39">A</text:span>lias that is locally unique. Gateways will also have to obtain unique <text:span text:style-name="T39">A</text:span>liases for remote nodes they are proxy-ing on to the segment. </text:p>
      <text:p text:style-name="P33">Note that nothing here says that the node can't send a Verified Node ID message at other times, e.g. as a heart-beat indicator.</text:p>
      <text:p text:style-name="P33">The following are some examples of using these messages to perform certain tasks. <text:s/>The message format used in these examples is rather informal: <text:s/>( MTI, Source Node ID, Length of data, Data ). <text:s/></text:p>
      <text:h text:style-name="Heading_20_5" text:outline-level="5"><text:bookmark-start text:name="__RefHeading___Toc6184_2103878863"/>Example: Finding all nodes<text:bookmark-end text:name="__RefHeading___Toc6184_2103878863"/></text:h>
      <text:p text:style-name="P33">To find all nodes, send the global form with no node ID – each node will send a Verified Node ID message. <text:s/></text:p>
      <text:p text:style-name="P55">Node 0x112233445566 sends: </text:p>
      <text:p text:style-name="P67"><text:span text:style-name="T47"><text:s text:c="4"/></text:span><text:span text:style-name="T56">(0x0490, 0x112233445566, 0)</text:span><text:span text:style-name="T47"> </text:span><text:span text:style-name="T13">–</text:span><text:span text:style-name="T47"> global without Node ID;<text:line-break/></text:span><text:span text:style-name="T41">and receives multiple responses; </text:span><text:span text:style-name="T47"><text:line-break/> <text:s text:c="3"/></text:span><text:span text:style-name="T27">(0x0170, 0x333344445555, 6, 0x333344445555)</text:span><text:span text:style-name="T47"> </text:span><text:span text:style-name="T13">–</text:span><text:span text:style-name="T47"> unaddressed Verified Node message from first Node;<text:line-break/> <text:s text:c="3"/></text:span><text:span text:style-name="T27">(0x0170, 0x817263544536, 6, 0x817263544536)</text:span><text:span text:style-name="T47"> </text:span><text:span text:style-name="T13">–</text:span><text:span text:style-name="T47"> unaddressed Verified Node message from second Node;<text:line-break/> <text:s text:c="3"/>...</text:span></text:p>
      <text:h text:style-name="Heading_20_5" text:outline-level="5"><text:bookmark-start text:name="__RefHeading___Toc6186_2103878863"/>Example: Confirming that a specific node can still be reached<text:bookmark-end text:name="__RefHeading___Toc6186_2103878863"/></text:h>
      <text:p text:style-name="P33">If you have the necessary information (<text:span text:style-name="T14">i.e.</text:span><text:span text:style-name="T8">,</text:span> <text:span text:style-name="T8">the N</text:span>ode <text:span text:style-name="T39">A</text:span>lias) use the addressed form, as it's less load on the entire system. Otherwise use the global form with the Node ID in the data.</text:p>
      <text:p text:style-name="P55">Node 0x112233445566 sends: </text:p>
      <text:p text:style-name="P67"><text:span text:style-name="T46"><text:s text:c="4"/></text:span><text:span text:style-name="T27">(0x0490, 0x112233445566, 6, 0x0817263544536)</text:span><text:span text:style-name="T46"> </text:span><text:span text:style-name="T19">–</text:span><text:span text:style-name="T46"> global with Node ID;<text:line-break/></text:span><text:span text:style-name="T41">and receives:</text:span><text:span text:style-name="T46"> </text:span></text:p>
      <text:p text:style-name="P67"><text:span text:style-name="T46"><text:s text:c="4"/></text:span><text:span text:style-name="T27">(0x0170, 0x817263544536, 6, 0x817263544536)</text:span><text:span text:style-name="T46"> </text:span><text:span text:style-name="T19">–</text:span><text:span text:style-name="T46"> unaddressed Verified Node message;<text:line-break/></text:span><text:span text:style-name="T41">The originating node confirms Node 0x817263544536 is reachable. </text:span></text:p>
      <text:h text:style-name="Heading_20_4" text:outline-level="4"><text:bookmark-start text:name="__RefHeading___Toc6188_2103878863"/>Protocol Support Inquiry and Response<text:bookmark-end text:name="__RefHeading___Toc6188_2103878863"/></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1">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5">with a</text:span> set of references that we'll <text:span text:style-name="T35">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50">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text:bookmark-start text:name="__RefHeading___Toc6190_2103878863"/>Error Handling<text:bookmark-end text:name="__RefHeading___Toc6190_2103878863"/></text:h>
      <text:h text:style-name="P89" text:outline-level="4"><text:bookmark-start text:name="__RefHeading___Toc6192_2103878863"/>Reject Addressed Optional Interaction<text:bookmark-end text:name="__RefHeading___Toc6192_2103878863"/></text:h>
      <text:p text:style-name="P33">This is a response to a message directly addressed to this node, as such the originating node will be expecting some action, or a reply. <text:s/><text:span text:style-name="T78">The intent is that a node would always reply with OIR if it received a self-addressed MTI that it was not going to process via some other interaction. That way, the sending </text:span><text:soft-page-break/><text:span text:style-name="T78">node would be told that the receiving node wasn't able to properly handle a request, and could invoke some error handling. The goal here was to provide that error handling (without need for timeouts) for future interactions that might involve MTIs that pre-existing nodes didn't implement.</text:span></text:p>
      <text:p text:style-name="P33">Example: <text:s/>A node receives an addressed message with an unrecognized MTI: </text:p>
      <text:p text:style-name="P67"><text:s text:c="3"/><text:span text:style-name="T49"><text:s/></text:span><text:span text:style-name="T27">(0x04F9, 0xAAAAAAAAAAAA, 0x</text:span><text:span text:style-name="T28">0123456789AB, </text:span><text:span text:style-name="T29">0</text:span><text:span text:style-name="T28">)</text:span></text:p>
      <text:p text:style-name="P47">The receiving node replies with: </text:p>
      <text:p text:style-name="P67"><text:span text:style-name="T53"><text:s text:c="4"/></text:span><text:span text:style-name="T28">(0x0068, 0x0123456789AB, 0xAAAAAAAAAAAA, </text:span><text:span text:style-name="T29">4,</text:span><text:span text:style-name="T28"> 0x</text:span><text:span text:style-name="T30">10 00</text:span><text:span text:style-name="T28"> </text:span><text:span text:style-name="T31">04 F9</text:span><text:span text:style-name="T28">)</text:span></text:p>
      <text:p text:style-name="P31"><text:span text:style-name="T12">The 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25"> </text:span><text:span text:style-name="T12">is the error code, which in this case indicates this is a permanent error. </text:span><text:span text:style-name="T15">The MTI is included so that the originating node can determine which type of interaction failed. </text:span></text:p>
      <text:p text:style-name="P46"/>
      <text:h text:style-name="P89" text:outline-level="4"><text:bookmark-start text:name="__RefHeading___Toc6194_2103878863"/>Reject Unaddressed Optional Interaction<text:bookmark-end text:name="__RefHeading___Toc6194_2103878863"/></text:h>
      <text:p text:style-name="P33">We do not want every node to be replying if it is not targeted (addressed), as this would result in a large amount of unnecessary traffic. </text:p>
      <text:h text:style-name="P89" text:outline-level="4"><text:bookmark-start text:name="__RefHeading___Toc6196_2103878863"/>Reject Addressed Standard Interaction Due to Error<text:bookmark-end text:name="__RefHeading___Toc6196_2103878863"/></text:h>
      <text:p text:style-name="P33">Note that the Standard doesn't say whether the Node in consideration, or another Node, started the interaction, it could have been either. <text:s/></text:p>
      <text:p text:style-name="P33">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3">Nodes must handle messages of this type that arrive without MTIs and/or error code information.</text:p>
      <text:p text:style-name="P37">The optional fields may be included, as necessary. <text:s/>Although the use of these fields is to be defined, buffer space must <text:span text:style-name="T66">be </text:span>reserved for messages, so the maximum number of bytes is specified.</text:p>
      <text:h text:style-name="Heading_20_4" text:outline-level="4"><text:bookmark-start text:name="__RefHeading___Toc6198_2103878863"/>Duplicate Node ID Discovery<text:bookmark-end text:name="__RefHeading___Toc6198_2103878863"/></text:h>
      <text:p text:style-name="P63">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3">The “whatever indication technology is available” in the Standard means: use LEDs if the node is a board with LEDs; put something on the screen if the node is a program in a PC; etc. <text:s/>The Standard does not care how you do it, just that you do. <text:s/></text:span><text:span text:style-name="T62">If possible, it should emit a Producer-Consumer Event (PCER) message with the “Duplicate Source ID detected” global event, which carries the duplicate node ID in the Source Node ID field. <text:s text:c="2"/></text:span><text:span text:style-name="T6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3"><text:soft-page-break/>Yes, sending a PCER message is level jumping, but it's the best way to do it within the existing structure, since the vast majority of nodes implement the Event protocol. <text:s/>See the Event documents for more detail. <text:s/></text:p>
      <text:p text:style-name="P33">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bookmark-start text:name="__RefHeading___Toc6200_2103878863"/>Error Codes<text:bookmark-end text:name="__RefHeading___Toc6200_2103878863"/></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text:bookmark-start text:name="__RefHeading___Toc6202_2103878863"/>Routing<text:bookmark-end text:name="__RefHeading___Toc6202_2103878863"/></text:h>
      <text:p text:style-name="P2">While the routing and transport of addressed messages is most simply done by forwarding them to all segments, this is both inefficient and could result in swamping slower segments of <text:span text:style-name="T37">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9">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text:span text:style-name="T75">m</text:span>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text:soft-page-break/>A Gateway will need to have sufficient buffering to handle: </text:p>
      <text:list text:style-name="L2">
        <text:list-item>
          <text:p text:style-name="P104">translation from one transport-type to another;</text:p>
        </text:list-item>
        <text:list-item>
          <text:p text:style-name="P104">efficient buffering of messages, including multi-part messages from constrained transports, such as CAN;</text:p>
        </text:list-item>
        <text:list-item>
          <text:p text:style-name="P104">routing tables</text:p>
        </text:list-item>
        <text:list-item>
          <text:p text:style-name="P105">Alias caching, if necessary. <text:s/></text:p>
        </text:list-item>
      </text:list>
      <text:h text:style-name="Heading_20_3" text:outline-level="3"><text:bookmark-start text:name="__RefHeading___Toc6204_2103878863"/>Delays and Timeouts<text:bookmark-end text:name="__RefHeading___Toc6204_2103878863"/></text:h>
      <text:p text:style-name="P33">The protocols are all designed to have error-responses (error reply to datagram <text:span text:style-name="T8">or</text:span> Option<text:span text:style-name="T67">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3">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6">the</text:span><text:span text:style-name="T9"> message-specific parts of the Technical Notes for specific protocols.</text:span></text:p>
      <text:p text:style-name="P17"/>
      <text:h text:style-name="Heading_20_2" text:outline-level="2"><text:bookmark-start text:name="__RefHeading___Toc6206_2103878863"/>Simple Node Protocol Subset<text:bookmark-end text:name="__RefHeading___Toc6206_2103878863"/></text:h>
      <text:p text:style-name="P33">This note describes the Simple Node Protocol. It is not normative on node implementors. <text:s/></text:p>
      <text:p text:style-name="P33">It is designed to reduce traffic on those segments that contain only self-declared Simple-nodes. <text:s/></text:p>
      <text:p text:style-name="P33">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95">Indicate their presence, by sending Initialization Complete Simple messages and Verified Node Simple messages; </text:p>
        </text:list-item>
        <text:list-item>
          <text:p text:style-name="P96">Send and receive event reports, via PCER messages and associated reports;</text:p>
        </text:list-item>
        <text:list-item>
          <text:p text:style-name="P96">Be configured, <text:s/>through related messages, datagrams, or streams; </text:p>
        </text:list-item>
        <text:list-item>
          <text:p text:style-name="P96">and perhaps other things in the future. </text:p>
        </text:list-item>
      </text:list>
      <text:p text:style-name="P41">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3">On the other hand, gateways, configuration tools and other network-aware nodes such as sniffers and monitors are not simple nodes. These nodes need access to the full OpenLCB protocol so they can:</text:p>
      <text:list text:style-name="L4">
        <text:list-item>
          <text:p text:style-name="P97">Learn about the appearance of other nodes (by receiving Initialization Complete messages)</text:p>
        </text:list-item>
        <text:list-item>
          <text:p text:style-name="P98"><text:soft-page-break/>Learn about other producers and consumers (by receiving status messages) </text:p>
        </text:list-item>
      </text:list>
      <text:p text:style-name="P33">and similar activities. To do this, they must be able to send and receive every type of message. <text:s/></text:p>
      <text:p text:style-name="P33">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4">Gateways <text:span text:style-name="T52">that</text:span> are serving network segments that contain <text:span text:style-name="T51">only</text:span> simple nodes (e.g. single CAN segments) may suppress unaddressed (global) messages that do not contain MTIs without the Simple-bit set. </text:p>
      <text:h text:style-name="Heading_20_3" text:outline-level="3"><text:bookmark-start text:name="__RefHeading___Toc6208_2103878863"/>Protocol Description<text:bookmark-end text:name="__RefHeading___Toc6208_2103878863"/></text:h>
      <text:p text:style-name="Standard">This section describes the reasoning behind message choices in <text:span text:style-name="T12">the</text:span> current MTI definitions. <text:s/></text:p>
      <text:h text:style-name="Heading_20_4" text:outline-level="4"><text:bookmark-start text:name="__RefHeading___Toc6210_2103878863"/>Messages Transmitted<text:bookmark-end text:name="__RefHeading___Toc6210_2103878863"/></text:h>
      <text:p text:style-name="Standard">Messages sent from Simple nodes are treated the same as any node. <text:s/></text:p>
      <text:h text:style-name="Heading_20_4" text:outline-level="4"><text:bookmark-start text:name="__RefHeading___Toc6212_2103878863"/>Messages Received<text:bookmark-end text:name="__RefHeading___Toc6212_2103878863"/></text:h>
      <text:p text:style-name="P72">Further to the Standard, Simple nodes need to receive each of these messages: </text:p>
      <text:list text:style-name="L5">
        <text:list-item>
          <text:p text:style-name="P106">Verify Node ID – because they need to reply to it; </text:p>
        </text:list-item>
        <text:list-item>
          <text:p text:style-name="P106">Verified Node ID – <text:s/>because it may be the reply to their own request, and it might be used to e.g. locate a node for delayed sending of status; </text:p>
        </text:list-item>
        <text:list-item>
          <text:p text:style-name="P106">Protocol Support Inquiry – because they need to reply to it; </text:p>
        </text:list-item>
        <text:list-item>
          <text:p text:style-name="P106">Identify Consumers, Identify Producers, Identify Events – <text:span text:style-name="T52">because</text:span> others will ask this of them, and they may need to reply; </text:p>
        </text:list-item>
        <text:list-item>
          <text:p text:style-name="P106">Learn Event – so they can be programmed; </text:p>
        </text:list-item>
        <text:list-item>
          <text:p text:style-name="P106">P/C Event Report – so they can take actions. <text:s/></text:p>
        </text:list-item>
      </text:list>
      <text:h text:style-name="Heading_20_4" text:outline-level="4"><text:bookmark-start text:name="__RefHeading___Toc6214_2103878863"/>Messages Not Received<text:bookmark-end text:name="__RefHeading___Toc6214_2103878863"/></text:h>
      <text:p text:style-name="P33">Further to <text:span text:style-name="T12">the</text:span> Standard, these are brief descriptions of why the following message types are not necessary for simple nodes:</text:p>
      <text:list text:style-name="L6">
        <text:list-item>
          <text:p text:style-name="P99">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100">Consumer Identified, Consumer Identify Range: These are of interest to gateways and configuration tools, but an individual producer does not need to know which (if any) nodes are consuming its produced events.</text:p>
        </text:list-item>
        <text:list-item>
          <text:p text:style-name="P100">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bookmark-start text:name="__RefHeading___Toc6216_2103878863"/><text:soft-page-break/>Messages Directed at Gateways<text:bookmark-end text:name="__RefHeading___Toc6216_2103878863"/></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86" text:outline-level="2"><text:bookmark-start text:name="__RefHeading___Toc6218_2103878863"/>Gateway Processing<text:bookmark-end text:name="__RefHeading___Toc6218_2103878863"/></text:h>
      <text:p text:style-name="Standard">Gateways are responsible for: </text:p>
      <text:list text:style-name="L7">
        <text:list-item>
          <text:p text:style-name="P107">Routing messages from a source segment to one or more destination segments;</text:p>
        </text:list-item>
        <text:list-item>
          <text:p text:style-name="P107">Translating protocols from one transport to another;</text:p>
        </text:list-item>
        <text:list-item>
          <text:p text:style-name="P107">Optionally perform<text:span text:style-name="T8">ing</text:span> interest-based filtering of traffic. <text:s/></text:p>
        </text:list-item>
        <text:list-item>
          <text:p text:style-name="P101">Adequate buffering to ensure sufficient bandwidth. <text:s/></text:p>
        </text:list-item>
      </text:list>
      <text:p text:style-name="P33">Gateways are responsible for <text:span text:style-name="T39">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9">A</text:span>liases. <text:s/></text:p>
      <text:p text:style-name="P33">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3">In addition, some messages are specific to a segment and are never routed, but are confined to that segment of <text:span text:style-name="T12">the</text:span> network. <text:s/>Examples of these are the CAN specific messages to obtain unique node <text:span text:style-name="T39">A</text:span>liases. <text:s/></text:p>
      <text:p text:style-name="P33">It will be useful to optionally route addressed messages to specific or all segments for snooper/monitoring support. <text:s/>This will necessitate messages directed to the Gateways themselves. <text:s/></text:p>
      <text:h text:style-name="P86" text:outline-level="2"><text:bookmark-start text:name="__RefHeading___Toc6220_2103878863"/>Expansion<text:bookmark-end text:name="__RefHeading___Toc6220_2103878863"/></text:h>
      <text:p text:style-name="P33"><text:span text:style-name="T47">OpenLCB is designed to allow expansion. <text:s/>This includes addition of new messages and new protocols, but also includes </text:span><text:span text:style-name="T13">the</text:span><text:span text:style-name="T47">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9">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2">just</text:span> ignore them. <text:s/></text:p>
      <text:h text:style-name="P86" text:outline-level="2"><text:bookmark-start text:name="__RefHeading___Toc6222_2103878863"/>CAN Adaptations<text:bookmark-end text:name="__RefHeading___Toc6222_2103878863"/></text:h>
      <text:h text:style-name="P87" text:outline-level="3"><text:bookmark-start text:name="__RefHeading___Toc6224_2103878863"/>Introduction<text:bookmark-end text:name="__RefHeading___Toc6224_2103878863"/></text:h>
      <text:p text:style-name="P33">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9">N</text:span>ode's <text:span text:style-name="T39">A</text:span>lias in every header. </text:p>
      <text:p text:style-name="P33">The following table shows the general scheme used for the CAN mapping:</text:p>
      <text:p text:style-name="P33"/>
      <table:table table:name="Table8" table:style-name="Table8">
        <table:table-column table:style-name="Table8.A"/>
        <table:table-column table:style-name="Table8.B"/>
        <table:table-column table:style-name="Table8.C"/>
        <table:table-row>
          <table:table-cell table:style-name="Table8.A1" office:value-type="string">
            <text:p text:style-name="P50">Message Type</text:p>
          </table:table-cell>
          <table:table-cell table:style-name="Table8.B1" office:value-type="string">
            <text:p text:style-name="P50">CAN Mapping</text:p>
          </table:table-cell>
          <table:table-cell table:style-name="Table8.C1" office:value-type="string">
            <text:p text:style-name="P50">Comment</text:p>
          </table:table-cell>
        </table:table-row>
        <table:table-row>
          <table:table-cell table:style-name="Table8.A2" office:value-type="string">
            <text:p text:style-name="P44">Most messages</text:p>
          </table:table-cell>
          <table:table-cell table:style-name="Table8.A2" office:value-type="string">
            <text:p text:style-name="P44">Single frame</text:p>
          </table:table-cell>
          <table:table-cell table:style-name="Table8.C2" office:value-type="string">
            <text:p text:style-name="P44">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4">Datagram</text:p>
          </table:table-cell>
          <table:table-cell table:style-name="Table8.A2" office:value-type="string">
            <text:p text:style-name="P44">First-, Middle-,<text:span text:style-name="T12">…</text:span>, Last-frames</text:p>
          </table:table-cell>
          <table:table-cell table:style-name="Table8.C2" office:value-type="string">
            <text:p text:style-name="P44">Small Datagrams may be carried by a single Only-frames. <text:s/></text:p>
          </table:table-cell>
        </table:table-row>
        <table:table-row>
          <table:table-cell table:style-name="Table8.A2" office:value-type="string">
            <text:p text:style-name="P44">Stream</text:p>
          </table:table-cell>
          <table:table-cell table:style-name="Table8.A2" office:value-type="string">
            <text:p text:style-name="P44">Stream-Data-frames</text:p>
          </table:table-cell>
          <table:table-cell table:style-name="Table8.C2" office:value-type="string">
            <text:p text:style-name="P44">A common Stream-message will be mapped to one or more Stream-Data-frames. <text:s/></text:p>
          </table:table-cell>
        </table:table-row>
      </table:table>
      <text:p text:style-name="P33">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7" text:outline-level="3"><text:bookmark-start text:name="__RefHeading___Toc6226_2103878863"/>Intended Use<text:bookmark-end text:name="__RefHeading___Toc6226_2103878863"/></text:h>
      <text:p text:style-name="P33">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90" text:outline-level="4"><text:bookmark-start text:name="__RefHeading___Toc6228_2103878863"/>References and Context<text:bookmark-end text:name="__RefHeading___Toc6228_2103878863"/></text:h>
      <text:p text:style-name="P33">(Nothing to add to the standard) </text:p>
      <text:h text:style-name="P87" text:outline-level="3"><text:bookmark-start text:name="__RefHeading___Toc6230_2103878863"/><text:soft-page-break/>Messages<text:bookmark-end text:name="__RefHeading___Toc6230_2103878863"/></text:h>
      <text:h text:style-name="P89" text:outline-level="4"><text:bookmark-start text:name="__RefHeading___Toc6232_2103878863"/>Message Format<text:bookmark-end text:name="__RefHeading___Toc6232_2103878863"/></text:h>
      <text:h text:style-name="Heading_20_5" text:outline-level="5"><text:bookmark-start text:name="__RefHeading___Toc6234_2103878863"/>CAN Prefix Field <text:bookmark-end text:name="__RefHeading___Toc6234_2103878863"/></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1"><text:s/></text:span></text:p>
      <text:h text:style-name="Heading_20_5" text:outline-level="5"><text:bookmark-start text:name="__RefHeading___Toc6236_2103878863"/>CAN MTI Mapping<text:bookmark-end text:name="__RefHeading___Toc6236_2103878863"/></text:h>
      <text:p text:style-name="P41">Having different frame formats allowed the formats to be tailored to their purpose, and increase message density and efficiency. <text:s/><text:span text:style-name="T74">Format</text:span> 1 maintains the CAN MTI in the header to allow the possibility of hardware filtering on it, and includ<text:span text:style-name="T39">es</text:span> the destination Alias in the data part, only if it is necessary. <text:s/><text:span text:style-name="T74">Formats</text:span> 2-5 and 7 place the destination Alias into <text:span text:style-name="T12">the</text:span> header, preserving more room in <text:span text:style-name="T12">the</text:span> data part for actual data transport. </text:p>
      <text:p text:style-name="P64">Most MTIs will map to frame <text:span text:style-name="T74">format</text:span>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9">A</text:span>lias, see 8.3.1.2. <text:s text:c="3"/></text:p>
      <text:p text:style-name="Standard">Frame <text:span text:style-name="T74">format</text:span>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span text:style-name="T74">format</text:span> (ie 0x1A, 0x1B, 0x1C, 0x1D and 0x1F, respectively). <text:s text:c="2"/>These forms allow the source and destination <text:span text:style-name="T39">A</text:span>liases to be located in <text:span text:style-name="T12">the</text:span> header, leaving the entire data-segment for other data transfer. <text:s/>See Datagram Transport and Stream Transport documents. <text:s text:c="2"/></text:p>
      <text:p text:style-name="P41">A 12 bit CAN-MTI short form is used until future expansion makes more necessary. The possibility of longer CAN-MTI values has been reserved, see below. </text:p>
      <text:h text:style-name="P92" text:outline-level="6"><text:bookmark-start text:name="__RefHeading___Toc6238_2103878863"/>Future Expansion of CAN MTI<text:bookmark-end text:name="__RefHeading___Toc6238_2103878863"/></text:h>
      <text:p text:style-name="P33">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span text:style-name="T74">format</text:span>s have been reserved for possible future expansion. Specifically, <text:span text:style-name="T74">format</text:span>-0 has the highest priority which may be useful in <text:span text:style-name="T12">the</text:span> future, say for a null- or pause-message to slow the segment down. <text:s/>Similarly, <text:span text:style-name="T74">format</text:span>-6 is reserved and has a lower priority. <text:s/></text:p>
      <text:h text:style-name="Heading_20_5" text:outline-level="5"><text:bookmark-start text:name="__RefHeading___Toc6240_2103878863"/><text:soft-page-break/>Global and Addressed Messages, CAN Frame <text:span text:style-name="T74">Format</text:span> 1 <text:bookmark-end text:name="__RefHeading___Toc6240_2103878863"/></text:h>
      <text:p text:style-name="P33">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text:bookmark-start text:name="__RefHeading___Toc6242_2103878863"/>Longer <text:span text:style-name="T48">Messages</text:span> / Fragmentation<text:bookmark-end text:name="__RefHeading___Toc6242_2103878863"/></text:h>
      <text:p text:style-name="P33">If the implementers want to send longer messages, for example a OpenLCB Simple Node Info Protocol (SNIP) reply, then they have several choices: </text:p>
      <text:list text:style-name="L8">
        <text:list-item>
          <text:p text:style-name="P102">Send separately as multiple messages, in some agreed way; </text:p>
        </text:list-item>
        <text:list-item>
          <text:p text:style-name="P102">Send as a Datagram;</text:p>
        </text:list-item>
        <text:list-item>
          <text:p text:style-name="P102">Send as a Stream; or</text:p>
        </text:list-item>
        <text:list-item>
          <text:p text:style-name="P108"><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9"> the protocol, and will have means to receive the message fragments. </text:span></text:p>
        </text:list-item>
      </text:list>
      <text:p text:style-name="P53">For example, the Protocol Support Reply message uses fragmentation bits to break the message into a number of frames, if required, as illustrated below. <text:s/></text:p>
      <text:h text:style-name="P92" text:outline-level="6"><text:bookmark-start text:name="__RefHeading___Toc6244_2103878863"/>Multi-frame Messages<text:bookmark-end text:name="__RefHeading___Toc6244_2103878863"/></text:h>
      <text:p text:style-name="P51">Note that this encoding results in messages with less than 9 bytes of data can use the Only form, and therefore the initial nibble is 0. <text:s text:c="2"/>This applies to the large majority of general messages. <text:s/></text:p>
      <text:p text:style-name="P51"/>
      <text:p text:style-name="P51">Example of Multi-frame message: </text:p>
      <text:p text:style-name="P51"><text:s text:c="2"/>The general Protocol Support Reply message<text:span text:style-name="T65">: </text:span><text:s/><text:span text:style-name="T64"><text:s/></text:span></text:p>
      <text:p text:style-name="P67"><text:span text:style-name="T41"><text:s text:c="6"/></text:span><text:span text:style-name="T27">(0x0668, 0x456456789789, 0x123456123456, 0x19, 0x11223344556677889900112233445566778899)</text:span></text:p>
      <text:p text:style-name="P51"><text:s text:c="2"/>becomes: </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1"/>
      <text:p text:style-name="P51">An implementation would need to either process each frame as it arrives or have sufficient buffers to hold it for later processing. <text:s/>The maximum length is chosen so that buffers can be shared between Datagram and General Message processing. <text:s/></text:p>
      <text:p text:style-name="P41"><text:span text:style-name="T12">Because</text:span><text:span text:style-name="T47"> most frames are “only”, and to simplify reading the MTI bytes in these cases, the first and last bits are defined as active-0. <text:s/></text:span></text:p>
      <text:p text:style-name="P51"/>
      <text:h text:style-name="Heading_20_5" text:outline-level="5"><text:bookmark-start text:name="__RefHeading___Toc6246_2103878863"/>Datagram and Stream Messages, CAN Frame <text:span text:style-name="T74">Format</text:span>s 2-5 and 7<text:bookmark-end text:name="__RefHeading___Toc6246_2103878863"/></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0">Field</text:p>
          </table:table-cell>
          <table:covered-table-cell/>
          <table:table-cell table:style-name="Table23.C2" table:number-columns-spanned="2" office:value-type="string">
            <text:p text:style-name="P30">CAN prefix</text:p>
          </table:table-cell>
          <table:covered-table-cell/>
          <table:table-cell table:style-name="Table23.C2" table:number-columns-spanned="2" office:value-type="string">
            <text:p text:style-name="P30">Frame <text:span text:style-name="T74">Format</text:span></text:p>
          </table:table-cell>
          <table:covered-table-cell/>
          <table:table-cell table:style-name="Table23.C2" table:number-columns-spanned="4" office:value-type="string">
            <text:p text:style-name="P3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0">Source ID/sss</text:p>
          </table:table-cell>
          <table:covered-table-cell/>
        </table:table-row>
        <table:table-row>
          <table:table-cell table:style-name="Table23.A3" table:number-columns-spanned="2" office:value-type="string">
            <text:p text:style-name="P30">Size &amp; location </text:p>
          </table:table-cell>
          <table:covered-table-cell/>
          <table:table-cell table:style-name="Table23.C3" table:number-columns-spanned="2" office:value-type="string">
            <text:p text:style-name="P61">2 bits</text:p>
            <text:p text:style-name="P61">0x1800,0000</text:p>
          </table:table-cell>
          <table:covered-table-cell/>
          <table:table-cell table:style-name="Table23.C3" table:number-columns-spanned="2" office:value-type="string">
            <text:p text:style-name="P61">3 bits</text:p>
            <text:p text:style-name="P61">0x0700,0000</text:p>
          </table:table-cell>
          <table:covered-table-cell/>
          <table:table-cell table:style-name="Table23.C3" table:number-columns-spanned="4" office:value-type="string">
            <text:p text:style-name="P61">12 bits</text:p>
            <text:p text:style-name="P61">0x00FF,F000</text:p>
          </table:table-cell>
          <table:covered-table-cell/>
          <table:covered-table-cell/>
          <table:covered-table-cell/>
          <table:table-cell table:style-name="Table23.K3" table:number-columns-spanned="2" office:value-type="string">
            <text:p text:style-name="P61">12 bits</text:p>
            <text:p text:style-name="P61">0x0000,0FFF</text:p>
          </table:table-cell>
          <table:covered-table-cell/>
        </table:table-row>
        <table:table-row>
          <table:table-cell table:style-name="Table23.A4" table:number-columns-spanned="2" office:value-type="string">
            <text:p text:style-name="P30">Value(s)</text:p>
          </table:table-cell>
          <table:covered-table-cell/>
          <table:table-cell table:style-name="Table23.C4" table:number-columns-spanned="2" office:value-type="float" office:value="3">
            <text:p text:style-name="P56">3</text:p>
          </table:table-cell>
          <table:covered-table-cell/>
          <table:table-cell table:style-name="Table23.E4" table:number-columns-spanned="2" office:value-type="string">
            <text:p text:style-name="P59">2,3,4,5,or 7</text:p>
          </table:table-cell>
          <table:covered-table-cell/>
          <table:table-cell table:style-name="Table23.G4" table:number-columns-spanned="4" office:value-type="string">
            <text:p text:style-name="P59">Destination Node Alias</text:p>
          </table:table-cell>
          <table:covered-table-cell/>
          <table:covered-table-cell/>
          <table:covered-table-cell/>
          <table:table-cell table:style-name="Table23.K4" table:number-columns-spanned="2" office:value-type="string">
            <text:p text:style-name="P58">Source Node Alias</text:p>
          </table:table-cell>
          <table:covered-table-cell/>
        </table:table-row>
        <table:table-row>
          <table:table-cell table:style-name="Table23.A5" table:number-columns-spanned="12" office:value-type="string">
            <text:p text:style-name="P3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0">Byte#</text:p>
          </table:table-cell>
          <table:table-cell table:style-name="Table23.C3" table:number-columns-spanned="2" office:value-type="string">
            <text:p text:style-name="P30">0</text:p>
          </table:table-cell>
          <table:covered-table-cell/>
          <table:table-cell table:style-name="Table23.C3" office:value-type="string">
            <text:p text:style-name="P30">1</text:p>
          </table:table-cell>
          <table:table-cell table:style-name="Table23.C3" office:value-type="string">
            <text:p text:style-name="P30">2</text:p>
          </table:table-cell>
          <table:table-cell table:style-name="Table23.C3" table:number-columns-spanned="2" office:value-type="string">
            <text:p text:style-name="P30">3</text:p>
          </table:table-cell>
          <table:covered-table-cell/>
          <table:table-cell table:style-name="Table23.C3" office:value-type="string">
            <text:p text:style-name="P30">4</text:p>
          </table:table-cell>
          <table:table-cell table:style-name="Table23.C3" office:value-type="string">
            <text:p text:style-name="P30">5</text:p>
          </table:table-cell>
          <table:table-cell table:style-name="Table23.C3" table:number-columns-spanned="2" office:value-type="string">
            <text:p text:style-name="P30">6</text:p>
          </table:table-cell>
          <table:covered-table-cell/>
          <table:table-cell table:style-name="Table23.K3" office:value-type="string">
            <text:p text:style-name="P30">7</text:p>
          </table:table-cell>
        </table:table-row>
        <table:table-row>
          <table:table-cell table:style-name="Table23.A4" office:value-type="string">
            <text:p text:style-name="P30">Value</text:p>
          </table:table-cell>
          <table:table-cell table:style-name="Table23.B7" table:number-columns-spanned="2" office:value-type="string">
            <text:p text:style-name="P62">(data)</text:p>
          </table:table-cell>
          <table:covered-table-cell/>
          <table:table-cell table:style-name="Table23.D7" office:value-type="string">
            <text:p text:style-name="P62">(data)</text:p>
          </table:table-cell>
          <table:table-cell table:style-name="Table23.E7" office:value-type="string">
            <text:p text:style-name="P62">(data)</text:p>
          </table:table-cell>
          <table:table-cell table:style-name="Table23.F7" table:number-columns-spanned="2" office:value-type="string">
            <text:p text:style-name="P62">(data)</text:p>
          </table:table-cell>
          <table:covered-table-cell/>
          <table:table-cell table:style-name="Table23.H7" office:value-type="string">
            <text:p text:style-name="P62">(data)</text:p>
          </table:table-cell>
          <table:table-cell table:style-name="Table23.I7" office:value-type="string">
            <text:p text:style-name="P62">(data)</text:p>
          </table:table-cell>
          <table:table-cell table:style-name="Table23.J7" table:number-columns-spanned="2" office:value-type="string">
            <text:p text:style-name="P62">(data)</text:p>
          </table:table-cell>
          <table:covered-table-cell/>
          <table:table-cell table:style-name="Table23.L7" office:value-type="string">
            <text:p text:style-name="P62">(data)</text:p>
          </table:table-cell>
        </table:table-row>
      </table:table>
      <text:p text:style-name="P45"><text:span text:style-name="T12">Table </text:span><text:span text:style-name="T12"><text:sequence text:ref-name="refTable0" text:name="Table" text:formula="ooow:Table+1" style:num-format="1">1</text:sequence></text:span><text:span text:style-name="T12">: CAN Datagram and Stream Format</text:span></text:p>
      <text:h text:style-name="P89" text:outline-level="4"><text:bookmark-start text:name="__RefHeading___Toc6248_2103878863"/>States<text:bookmark-end text:name="__RefHeading___Toc6248_2103878863"/></text:h>
      <text:p text:style-name="P33">(Nothing to add to the standard) </text:p>
      <text:h text:style-name="P89" text:outline-level="4"><text:bookmark-start text:name="__RefHeading___Toc6250_2103878863"/>Definition of Specific Messages<text:bookmark-end text:name="__RefHeading___Toc6250_2103878863"/></text:h>
      <text:p text:style-name="P33">(Nothing to add to the standard) </text:p>
      <text:h text:style-name="Heading_20_5" text:outline-level="5"><text:bookmark-start text:name="__RefHeading___Toc6252_2103878863"/>Initialization Complete<text:bookmark-end text:name="__RefHeading___Toc6252_2103878863"/></text:h>
      <text:p text:style-name="P33">(Nothing to add to the standard) <text:s/></text:p>
      <text:h text:style-name="Heading_20_5" text:outline-level="5"><text:bookmark-start text:name="__RefHeading___Toc6254_2103878863"/>Verify Node ID<text:bookmark-end text:name="__RefHeading___Toc6254_2103878863"/></text:h>
      <text:p text:style-name="P33">The optional <text:span text:style-name="T12">Node ID</text:span> idea just serves as documentation of the intent of the request. <text:s/>This makes sense on CAN, as it allows other nodes to determine the mapping between Node ID and it Alias. <text:s/></text:p>
      <text:p text:style-name="P67"><text:span text:style-name="T16">For example of <text:s/>node verification:<text:line-break/> <text:s text:c="4"/>CAN: [CAN-MTI, srcAlias](length) dstAlias destinationID </text:span><text:span text:style-name="T54"><text:line-break/> <text:s text:c="7"/></text:span><text:span text:style-name="T17">Eg:</text:span><text:span text:style-name="T38"> </text:span><text:span text:style-name="T27">[0xXX, 0x123](8) 0x0FED, 0xFEDCBA987654 </text:span><text:span text:style-name="T55"><text:line-break/></text:span><text:span text:style-name="T17">Note that this includes both the Alias and the full Node ID of the destination. </text:span></text:p>
      <text:h text:style-name="Heading_20_5" text:outline-level="5"><text:bookmark-start text:name="__RefHeading___Toc6256_2103878863"/>Verified Node ID<text:bookmark-end text:name="__RefHeading___Toc6256_2103878863"/></text:h>
      <text:p text:style-name="P38">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bookmark-start text:name="__RefHeading___Toc6258_2103878863"/><text:soft-page-break/>Optional-Interaction Rejected<text:bookmark-end text:name="__RefHeading___Toc6258_2103878863"/></text:h>
      <text:p text:style-name="P33">(Nothing to add to the standard) <text:s/></text:p>
      <text:h text:style-name="Heading_20_5" text:outline-level="5"><text:bookmark-start text:name="__RefHeading___Toc6260_2103878863"/>Terminate Due to Error<text:bookmark-end text:name="__RefHeading___Toc6260_2103878863"/></text:h>
      <text:p text:style-name="P33">Example: <text:s/>A <text:s/>node receives an addressed message with an unrecognized MTI, and it sends:</text:p>
      <text:p text:style-name="P67"><text:s text:c="4"/><text:span text:style-name="T27">[0x04F9, 0xABC](2) 0x0123</text:span></text:p>
      <text:p text:style-name="P6"><text:span text:style-name="T35">The receiving node repl</text:span>ies with: </text:p>
      <text:p text:style-name="P67"><text:span text:style-name="T53"><text:s text:c="4"/></text:span><text:span text:style-name="T28">[0x0068, 0x123](6) 0x0ABC <text:s/>0x</text:span><text:span text:style-name="T30">10 00</text:span><text:span text:style-name="T28"> </text:span><text:span text:style-name="T31">04 F9</text:span></text:p>
      <text:p text:style-name="P15"/>
      <text:p text:style-name="P29"><text:span text:style-name="T12">The 0x0068 indicates Reject Optional-Interaction, note that it has its addressed-bit set. The </text:span><text:span text:style-name="T22">0x</text:span><text:span text:style-name="T23">04 F9</text:span><text:span text:style-name="T12"> is the original MTI. The </text:span><text:span text:style-name="T22">0x</text:span><text:span text:style-name="T24">10 00</text:span><text:span text:style-name="T12"> is the error code, which in this case indicates this is a permanent error.</text:span></text:p>
      <text:h text:style-name="Heading_20_5" text:outline-level="5"><text:bookmark-start text:name="__RefHeading___Toc6262_2103878863"/>Protocol Support Inquiry<text:bookmark-end text:name="__RefHeading___Toc6262_2103878863"/></text:h>
      <text:p text:style-name="P33">(Nothing to add to the standard) </text:p>
      <text:h text:style-name="Heading_20_5" text:outline-level="5"><text:bookmark-start text:name="__RefHeading___Toc6264_2103878863"/><text:bookmark text:name="psr1"/>Protocol Support Reply<text:bookmark-end text:name="__RefHeading___Toc6264_2103878863"/></text:h>
      <text:p text:style-name="P24">On CAN, the data-parts of the reply frames are fixed except for destination <text:span text:style-name="T39">A</text:span>lias, and that can be taken directly from the request frame. <text:s/>It is likely that the number of protocols will eventually exceed 48, and when that happens this reply will have to be a multipart message. <text:s/>For a discussion, see below. <text:s/></text:p>
      <text:p text:style-name="P25">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text:bookmark-start text:name="__RefHeading___Toc6266_2103878863"/>Extensibility<text:bookmark-end text:name="__RefHeading___Toc6266_2103878863"/></text:h>
      <text:p text:style-name="P69"><text:span text:style-name="T41">Note that the system is designed so that additional functionality can be added by extending the data carried in a message. <text:s/>On CAN this may result in </text:span><text:span text:style-name="T17">the</text:span><text:span text:style-name="T41"> fragmentation of a single Common Message into multiple frames. <text:s/>Since simpler, or earlier nodes designed before the extension, may not need not process the entire data included in </text:span><text:span text:style-name="T17">the</text:span><text:span text:style-name="T41">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51"/>
      <text:p text:style-name="P51">To handle extensions, a node should on receipt of: </text:p>
      <text:list text:style-name="L9">
        <text:list-item>
          <text:p text:style-name="P103">a first or last frame with expected content – handle as expected;</text:p>
        </text:list-item>
        <text:list-item>
          <text:p text:style-name="P103">a first or last frame with additional content – handle original content as expected;</text:p>
        </text:list-item>
        <text:list-item>
          <text:p text:style-name="P103">a first or middle frame with additional content – handle content;</text:p>
        </text:list-item>
        <text:list-item>
          <text:p text:style-name="P103">a middle frame with only additional content, and you've already replied <text:span text:style-name="T12">–</text:span> ignore;</text:p>
        </text:list-item>
        <text:list-item>
          <text:p text:style-name="P103"><text:soft-page-break/>a middle or last frame with only additional content, and you've already replied <text:span text:style-name="T12">–</text:span> ignore.</text:p>
        </text:list-item>
      </text:list>
      <text:p text:style-name="P54">Nodes must be able to handle the early receipt of a complete or error message. </text:p>
      <text:p text:style-name="P54">For example, consider the following Protocol Support Reply message:</text:p>
      <text:p text:style-name="P27"><text:s text:c="5"/><text:span text:style-name="T64">[0x19668, 0x456](8) 0x1123, 0x112233445566</text:span></text:p>
      <text:p text:style-name="P28"><text:s text:c="5"/>[0x19668, 0x456](8) 0x3123, 0x778899001122</text:p>
      <text:p text:style-name="P28"><text:s text:c="5"/>[0x19668, 0x456](8) 0x3123, 0x334455667788</text:p>
      <text:p text:style-name="P28"><text:s text:c="5"/>[0x19668, 0x456](3) 0x2123, 0x99</text:p>
      <text:p text:style-name="P51">Older nodes may only need to process the first-frame, which would include most of the common protocols. <text:s/>The remainder of the frames would be ignored. <text:s/></text:p>
      <text:p text:style-name="P15"/>
      <text:h text:style-name="Heading_20_4" text:outline-level="4"><text:bookmark-start text:name="__RefHeading___Toc6268_2103878863"/>Interactions<text:bookmark-end text:name="__RefHeading___Toc6268_2103878863"/></text:h>
      <text:p text:style-name="P33">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text:bookmark-start text:name="__RefHeading___Toc6270_2103878863"/>Example: Finding all nodes<text:bookmark-end text:name="__RefHeading___Toc6270_2103878863"/></text:h>
      <text:p text:style-name="P55">To find all nodes, send the global form with no node ID – each node will send a Verified Node ID message. <text:s/></text:p>
      <text:p text:style-name="P55">Example: Node 0x112233445566, <text:span text:style-name="T39">A</text:span>lias 0x123 sends: </text:p>
      <text:p text:style-name="P67"><text:span text:style-name="T26"><text:s text:c="4"/></text:span><text:span text:style-name="T27">[0x19490, 0x123](0)</text:span><text:span text:style-name="T46"> </text:span><text:span text:style-name="T17">–</text:span><text:span text:style-name="T41"> global without Node ID;<text:line-break/>and receives: </text:span><text:span text:style-name="T46"><text:line-break/></text:span><text:span text:style-name="T26"> <text:s text:c="3"/></text:span><text:span text:style-name="T27">[0x19170, 0x345](6) 0x333344445555</text:span><text:span text:style-name="T46"> </text:span><text:span text:style-name="T17">–</text:span><text:span text:style-name="T41"> unaddressed Verified Node message from first Node;</text:span><text:span text:style-name="T46"><text:line-break/></text:span><text:span text:style-name="T26"> <text:s text:c="3"/></text:span><text:span text:style-name="T27">[0x19170, 0x876](6) 0x817263544536</text:span><text:span text:style-name="T46"> </text:span><text:span text:style-name="T17">–</text:span><text:span text:style-name="T41"> unaddressed Verified Node message from second Node;</text:span><text:span text:style-name="T46"><text:line-break/> <text:s text:c="3"/>...</text:span></text:p>
      <text:h text:style-name="P91" text:outline-level="5"><text:bookmark-start text:name="__RefHeading___Toc6272_2103878863"/>Example: Confirming that a specific node can still be reached<text:bookmark-end text:name="__RefHeading___Toc6272_2103878863"/></text:h>
      <text:p text:style-name="P55">If you have the necessary information (<text:span text:style-name="T20">I</text:span><text:span text:style-name="T40">.e.N</text:span>ode <text:span text:style-name="T39">A</text:span>lias) use the addressed form, as it's less load on the entire system. Otherwise use the global form with the Node ID in the data.</text:p>
      <text:p text:style-name="P55">Example: Node 0x112233445566, <text:span text:style-name="T39">A</text:span>lias 0x123 sends: </text:p>
      <text:p text:style-name="P67"><text:span text:style-name="T26"><text:s text:c="4"/></text:span><text:span text:style-name="T27">[0x19498, 0x123](8) 0x06E6, 0x999988887777</text:span><text:span text:style-name="T46"> </text:span><text:span text:style-name="T17">–</text:span><text:span text:style-name="T41"> addressed </text:span><text:span text:style-name="T44">with</text:span><text:span text:style-name="T41"> Node ID;</text:span><text:span text:style-name="T46"><text:line-break/></text:span><text:span text:style-name="T41">and receives</text:span><text:span text:style-name="T46">: </text:span></text:p>
      <text:p text:style-name="P67"><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0x6E6</text:span><text:span text:style-name="T41">. </text:span></text:p>
      <text:p text:style-name="P55">Example: Node 0x112233445566, <text:span text:style-name="T39">A</text:span>lias 0x123 sends: </text:p>
      <text:p text:style-name="P67"><text:span text:style-name="T26"><text:s text:c="4"/></text:span><text:span text:style-name="T27">[0x19498, 0x123](2) 0x6E6</text:span><text:span text:style-name="T46"> </text:span><text:span text:style-name="T17">–</text:span><text:span text:style-name="T41"> addressed </text:span><text:span text:style-name="T44">without</text:span><text:span text:style-name="T41"> Node ID;</text:span><text:span text:style-name="T46"><text:line-break/></text:span><text:span text:style-name="T41">and receives: </text:span></text:p>
      <text:p text:style-name="P67"><text:span text:style-name="T26"><text:s text:c="4"/></text:span><text:span text:style-name="T27">[0x19170, </text:span><text:span text:style-name="T33">0x</text:span><text:span text:style-name="T32">6E6</text:span><text:span text:style-name="T27">](6) </text:span><text:span text:style-name="T33">0x</text:span><text:span text:style-name="T32">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6E6</text:span><text:span text:style-name="T41">. </text:span></text:p>
      <text:p text:style-name="P55">Example: Node 112233445566, <text:span text:style-name="T39">A</text:span>lias 123 sends: </text:p>
      <text:p text:style-name="P67"><text:soft-page-break/><text:span text:style-name="T26"><text:s text:c="4"/></text:span><text:span text:style-name="T27">[0x19490, 0x123](6) 0x999988887777</text:span><text:span text:style-name="T46"> </text:span><text:span text:style-name="T17">–</text:span><text:span text:style-name="T41"> global </text:span><text:span text:style-name="T44">with</text:span><text:span text:style-name="T41"> Node ID;<text:line-break/>and receives: </text:span></text:p>
      <text:p text:style-name="P67"><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line-break/>The originating node confirms Node </text:span><text:span text:style-name="T44">0x</text:span><text:span text:style-name="T45">999988887777</text:span><text:span text:style-name="T41"> is reachable, and has </text:span><text:span text:style-name="T42">A</text:span><text:span text:style-name="T41">lias </text:span><text:span text:style-name="T44">0x</text:span><text:span text:style-name="T45">6E6</text:span><text:span text:style-name="T41">. </text:span></text:p>
      <text:p text:style-name="P52"/>
      <text:h text:style-name="P91" text:outline-level="5"><text:bookmark-start text:name="__RefHeading___Toc6274_2103878863"/>Example: Finding a full node ID <text:span text:style-name="T34">from</text:span> a local alias<text:bookmark-end text:name="__RefHeading___Toc6274_2103878863"/></text:h>
      <text:p text:style-name="P57"><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9"> known alias in the source ID part of the message, and the full node ID will be </text:span><text:span text:style-name="T21">in the</text:span><text:span text:style-name="T9"> data part of the message.</text:span></text:p>
      <text:p text:style-name="P55">Example: Node 0x112233445566, <text:span text:style-name="T39">A</text:span>lias 0x123 sends: </text:p>
      <text:p text:style-name="P67"><text:span text:style-name="T26"><text:s text:c="4"/></text:span><text:span text:style-name="T27">[0x19498, 0x123](2) </text:span><text:span text:style-name="T32">0x0876</text:span><text:span text:style-name="T47"> </text:span><text:span text:style-name="T17">–</text:span><text:span text:style-name="T41"> addressed without Node ID;</text:span><text:span text:style-name="T47"><text:line-break/></text:span><text:span text:style-name="T41">and receives: </text:span></text:p>
      <text:p text:style-name="P67"><text:span text:style-name="T26"><text:s text:c="4"/></text:span><text:span text:style-name="T27">[0x19170, </text:span><text:span text:style-name="T32">0x876]</text:span><text:span text:style-name="T27">(6) </text:span><text:span text:style-name="T32">0x817263544536</text:span><text:span text:style-name="T47"> </text:span><text:span text:style-name="T17">–</text:span><text:span text:style-name="T41"> unaddressed Verified Node message;</text:span><text:span text:style-name="T47"><text:line-break/></text:span><text:span text:style-name="T41">The originating node determines that the Node ID for the Node with </text:span><text:span text:style-name="T42">A</text:span><text:span text:style-name="T41">lias </text:span><text:span text:style-name="T45">0x876</text:span><text:span text:style-name="T41"> is </text:span><text:span text:style-name="T45">0x817263544536</text:span><text:span text:style-name="T41">.</text:span></text:p>
      <text:h text:style-name="P91" text:outline-level="5"><text:bookmark-start text:name="__RefHeading___Toc6276_2103878863"/>Example: Node obtaining local <text:span text:style-name="T39">A</text:span>lias from full <text:span text:style-name="T39">N</text:span>ode ID<text:bookmark-end text:name="__RefHeading___Toc6276_2103878863"/></text:h>
      <text:p text:style-name="P57"><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1">the</text:span><text:span text:style-name="T9"> data part of the message, and the desired node's a</text:span><text:span text:style-name="T10">A</text:span><text:span text:style-name="T9">lias will be </text:span><text:span text:style-name="T21">in the</text:span><text:span text:style-name="T9"> source ID part of the message.</text:span></text:p>
      <text:p text:style-name="P55">Example: Node 0x112233445566, <text:span text:style-name="T39">A</text:span>lias 0x123 sends: </text:p>
      <text:p text:style-name="P67"><text:span text:style-name="T26"><text:s text:c="4"/></text:span><text:span text:style-name="T27">[0x19490, 0x123](6) 0x817263544536</text:span><text:span text:style-name="T49"> </text:span><text:span text:style-name="T17">–</text:span><text:span text:style-name="T41"> global with Node ID;<text:line-break/>and receives: </text:span></text:p>
      <text:p text:style-name="P67"><text:span text:style-name="T26"><text:s text:c="4"/></text:span><text:span text:style-name="T27">[0x19170, </text:span><text:span text:style-name="T32">0x876</text:span><text:span text:style-name="T27">](6) </text:span><text:span text:style-name="T32">0x817263544536</text:span><text:span text:style-name="T49"> </text:span><text:span text:style-name="T17">–</text:span><text:span text:style-name="T41"> unaddressed Verified Node message;<text:line-break/>The originating node determines the </text:span><text:span text:style-name="T42">A</text:span><text:span text:style-name="T41">lias for Node </text:span><text:span text:style-name="T45">0x817263544536</text:span><text:span text:style-name="T41"> is </text:span><text:span text:style-name="T45">0x876</text:span><text:span text:style-name="T41">. <text:s/></text:span></text:p>
      <text:h text:style-name="P91" text:outline-level="5"><text:bookmark-start text:name="__RefHeading___Toc6278_2103878863"/>Example: Confirming a local Node is still reachable<text:bookmark-end text:name="__RefHeading___Toc6278_2103878863"/></text:h>
      <text:p text:style-name="P55">To see if a local Node is still reachable, the addressed Verify Node ID message can be used with the destination Node's alias and Node ID, and only the addressed Node will answer. <text:s/>If the use of that <text:span text:style-name="T40">A</text:span>lias has changed, the returned Node ID will not match that sent. <text:s/></text:p>
      <text:p text:style-name="P70"><text:span text:style-name="T41">Example: Node 0x112233445566, </text:span><text:span text:style-name="T43">A</text:span><text:span text:style-name="T41">lias 0x123 sends:</text:span><text:span text:style-name="T47"> <text:line-break/></text:span><text:span text:style-name="T58"> <text:s text:c="4"/></text:span><text:span text:style-name="T59">[0x19498, 0x123](8) 0x06E6, 0x999988887777</text:span><text:span text:style-name="T47"> </text:span><text:span text:style-name="T17">–</text:span><text:span text:style-name="T41"> addressed with Node ID;</text:span><text:span text:style-name="T47"><text:line-break/></text:span><text:span text:style-name="T41">and receives:</text:span></text:p>
      <text:p text:style-name="P68"><text:span text:style-name="T26"><text:s text:c="5"/></text:span><text:span text:style-name="T27">[0x19170, </text:span><text:span text:style-name="T32">0x6E6</text:span><text:span text:style-name="T27">](6) </text:span><text:span text:style-name="T32">0x999988887777</text:span><text:span text:style-name="T47"> </text:span><text:span text:style-name="T17">–</text:span><text:span text:style-name="T41"> unaddressed Verified Node message;</text:span><text:span text:style-name="T47"><text:line-break/></text:span><text:span text:style-name="T41">The originating node confirms Node with </text:span><text:span text:style-name="T43">A</text:span><text:span text:style-name="T41">lias </text:span><text:span text:style-name="T45">0x6E6</text:span><text:span text:style-name="T41"> is reachable, and has Node ID </text:span><text:span text:style-name="T45">0x999988887777</text:span><text:span text:style-name="T41">.</text:span><text:span text:style-name="T47"> </text:span></text:p>
      <text:h text:style-name="Heading_20_4" text:outline-level="4"><text:bookmark-start text:name="__RefHeading___Toc6280_2103878863"/>Error Handling<text:bookmark-end text:name="__RefHeading___Toc6280_2103878863"/></text:h>
      <text:p text:style-name="Standard"><text:span text:style-name="T9">(</text:span><text:span text:style-name="T11">There is n</text:span><text:span text:style-name="T9">othing to add to the standard)</text:span> <text:s/></text:p>
      <text:h text:style-name="Heading_20_4" text:outline-level="4"><text:bookmark-start text:name="__RefHeading___Toc6282_2103878863"/><text:soft-page-break/>Routing <text:span text:style-name="T71">and Sequencing</text:span><text:bookmark-end text:name="__RefHeading___Toc6282_2103878863"/></text:h>
      <text:p text:style-name="P23">The requirement that frames of a message be sent consecutively is meant to reduce and simplify buffering requirements. <text:span text:style-name="T77">Note that this language does not require that the CAN frames be sent with no inter-frame idle time. <text:s/>It’s strongly recommended that the frames be sent with no inter-frame idle time, because that can reduce and simplify buffering requirements even further, but that is not required by this Standard.</text:span></text:p>
      <text:p text:style-name="P22"><text:span text:style-name="T71">OpenLCB only has 4 priority levels, so the nesting of</text:span> higher-priority messages in the middle of a lower-priority message <text:span text:style-name="T71">is restricted to 4 levels per sending source Node. </text:span><text:span text:style-name="T73">Nodes initiating addressed interactions are generally in control of how many buffers they need to keep around for reassembling multi-frame responses.</text:span></text:p>
      <text:p text:style-name="P22"><text:span text:style-name="T71">In the presence of many potential source Nodes, such as in </text:span><text:span text:style-name="T72">the</text:span><text:span text:style-name="T71"> situation of a Gateway, the number of buffers is not </text:span><text:span text:style-name="T73">theoretically</text:span><text:span text:style-name="T71"> bounded. </text:span><text:span text:style-name="T73">It is expected that handling a very large network requires a Gateway that is not memory-constrained, such as a Single-Board Computer (e.g. Raspberry Pi, BeagleBone).</text:span></text:p>
      <text:h text:style-name="Heading_20_3" text:outline-level="3"><text:bookmark-start text:name="__RefHeading___Toc6284_2103878863"/>Message Type Indicators<text:bookmark-end text:name="__RefHeading___Toc6284_2103878863"/></text:h>
      <text:p text:style-name="P65"><text:span text:style-name="T5">On constrained transports, such as CAN, the General MTI needs to be mapped to a smaller or different configuration. <text:s/>This mapping needs to </text:span><text:span text:style-name="T7">be </text:span><text:span text:style-name="T5">one-to-one. <text:s/>In </text:span><text:span text:style-name="T16">the</text:span><text:span text:style-name="T5"> case of CAN, some of the MTI bits are converted to a frame type, and some are carried as the CAN-MTI. <text:s/>See the section </text:span><text:span text:style-name="T6">2.7.3.1.2 </text:span><text:span text:style-name="T5">above.</text:span></text:p>
      <text:h text:style-name="P88" text:outline-level="3" text:is-list-header="true"/>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s/>1 <text:s/>Introduction<text:tab/>1</text:p>
          <text:p text:style-name="P79"><text:s/>2 <text:s/>Annotations to the Standard<text:tab/>1</text:p>
          <text:p text:style-name="P80"><text:s/>2.1 <text:s/>Introduction<text:tab/>1</text:p>
          <text:p text:style-name="P80"><text:s/>2.2 <text:s/>Intended Use<text:tab/>1</text:p>
          <text:p text:style-name="P81"><text:s/>2.2.1 <text:s/>References and Context<text:tab/>1</text:p>
          <text:p text:style-name="P80"><text:s/>2.3 <text:s/>Messages<text:tab/>1</text:p>
          <text:p text:style-name="P81"><text:s/>2.3.1 <text:s/>Message Format<text:tab/>1</text:p>
          <text:p text:style-name="P82"><text:s/>2.3.1.1 <text:s/>Message Type Indicators<text:tab/>2</text:p>
          <text:p text:style-name="P83"><text:s/>2.3.1.1.1 <text:s/>MTI Bit-Fields<text:tab/>3</text:p>
          <text:p text:style-name="P83"><text:s/>2.3.1.1.2 <text:s/>MTI Considerations on Constrained Transports<text:tab/>4</text:p>
          <text:p text:style-name="P82"><text:s/>2.3.1.2 <text:s/>Message Content<text:tab/>4</text:p>
          <text:p text:style-name="P81"><text:s/>2.3.2 <text:s/>States<text:tab/>5</text:p>
          <text:p text:style-name="P81"><text:s/>2.3.3 <text:s/>Definition of Specific Messages<text:tab/>5</text:p>
          <text:p text:style-name="P82"><text:s/>2.3.3.1 <text:s/>Initialization Complete<text:tab/>5</text:p>
          <text:p text:style-name="P82"><text:s/>2.3.3.2 <text:s/>Verify Node ID<text:tab/>5</text:p>
          <text:p text:style-name="P82"><text:s/>2.3.3.3 <text:s/>Verified Node ID<text:tab/>6</text:p>
          <text:p text:style-name="P82"><text:s/>2.3.3.4 <text:s/>Optional Interaction Rejected<text:tab/>6</text:p>
          <text:p text:style-name="P82"><text:s/>2.3.3.5 <text:s/>Terminate Due to Error<text:tab/>6</text:p>
          <text:p text:style-name="P82"><text:s/>2.3.3.6 <text:s/>Protocol Support Inquiry<text:tab/>6</text:p>
          <text:p text:style-name="P82"><text:s/>2.3.3.7 <text:s/>Protocol Support Reply<text:tab/>6</text:p>
          <text:p text:style-name="P81"><text:s/>2.3.4 <text:s/>Interactions<text:tab/>6</text:p>
          <text:p text:style-name="P82"><text:s/>2.3.4.1 <text:s/>Node Initialization<text:tab/>6</text:p>
          <text:p text:style-name="P82"><text:s/>2.3.4.2 <text:s/>Node ID Detection<text:tab/>7</text:p>
          <text:p text:style-name="P83"><text:s/>2.3.4.2.1 <text:s/>Example: Finding all nodes<text:tab/>7</text:p>
          <text:p text:style-name="P83"><text:s/>2.3.4.2.2 <text:s/>Example: Confirming that a specific node can still be reached<text:tab/>7</text:p>
          <text:p text:style-name="P82"><text:s/>2.3.4.3 <text:s/>Protocol Support Inquiry and Response<text:tab/>7</text:p>
          <text:p text:style-name="P81"><text:s/>2.3.5 <text:s/>Error Handling<text:tab/>8</text:p>
          <text:p text:style-name="P82"><text:s/>2.3.5.1 <text:s/>Reject Addressed Optional Interaction<text:tab/>8</text:p>
          <text:p text:style-name="P82"><text:s/>2.3.5.2 <text:s/>Reject Unaddressed Optional Interaction<text:tab/>9</text:p>
          <text:p text:style-name="P82"><text:s/>2.3.5.3 <text:s/>Reject Addressed Standard Interaction Due to Error<text:tab/>9</text:p>
          <text:p text:style-name="P82"><text:s/>2.3.5.4 <text:s/>Duplicate Node ID Discovery<text:tab/>9</text:p>
          <text:p text:style-name="P82"><text:s/>2.3.5.5 <text:s/>Error Codes<text:tab/>10</text:p>
          <text:p text:style-name="P81"><text:s/>2.3.6 <text:s/>Routing<text:tab/>10</text:p>
          <text:p text:style-name="P81"><text:s/>2.3.7 <text:s/>Delays and Timeouts<text:tab/>11</text:p>
          <text:p text:style-name="P80"><text:s/>2.4 <text:s/>Simple Node Protocol Subset<text:tab/>11</text:p>
          <text:p text:style-name="P81"><text:s/>2.4.1 <text:s/>Protocol Description<text:tab/>12</text:p>
          <text:p text:style-name="P82"><text:s/>2.4.1.1 <text:s/>Messages Transmitted<text:tab/>12</text:p>
          <text:p text:style-name="P82"><text:s/>2.4.1.2 <text:s/>Messages Received<text:tab/>12</text:p>
          <text:p text:style-name="P82"><text:s/>2.4.1.3 <text:s/>Messages Not Received<text:tab/>12</text:p>
          <text:p text:style-name="P82"><text:s/>2.4.1.4 <text:s/>Messages Directed at Gateways<text:tab/>13</text:p>
          <text:p text:style-name="P80"><text:s/>2.5 <text:s/>Gateway Processing<text:tab/>13</text:p>
          <text:p text:style-name="P80"><text:s/>2.6 <text:s/>Expansion<text:tab/>13</text:p>
          <text:p text:style-name="P80"><text:s/>2.7 <text:s/>CAN Adaptations<text:tab/>14</text:p>
          <text:p text:style-name="P81"><text:s/>2.7.1 <text:s/>Introduction<text:tab/>14</text:p>
          <text:p text:style-name="P81"><text:soft-page-break/><text:s/>2.7.2 <text:s/>Intended Use<text:tab/>14</text:p>
          <text:p text:style-name="P82"><text:s/>2.7.2.1 <text:s/>References and Context<text:tab/>14</text:p>
          <text:p text:style-name="P81"><text:s/>2.7.3 <text:s/>Messages<text:tab/>15</text:p>
          <text:p text:style-name="P82"><text:s/>2.7.3.1 <text:s/>Message Format<text:tab/>15</text:p>
          <text:p text:style-name="P83"><text:s/>2.7.3.1.1 <text:s/>CAN Prefix Field<text:tab/>15</text:p>
          <text:p text:style-name="P83"><text:s/>2.7.3.1.2 <text:s/>CAN MTI Mapping<text:tab/>15</text:p>
          <text:p text:style-name="P84"><text:s/>2.7.3.1.2.1 <text:s/>Future Expansion of CAN MTI<text:tab/>15</text:p>
          <text:p text:style-name="P83"><text:s/>2.7.3.1.3 <text:s/>Global and Addressed Messages, CAN Frame Format 1<text:tab/>16</text:p>
          <text:p text:style-name="P84"><text:s/>2.7.3.1.3.1 <text:s/>Longer Messages / Fragmentation<text:tab/>16</text:p>
          <text:p text:style-name="P84"><text:s/>2.7.3.1.3.2 <text:s/>Multi-frame Messages<text:tab/>16</text:p>
          <text:p text:style-name="P83"><text:s/>2.7.3.1.4 <text:s/>Datagram and Stream Messages, CAN Frame Formats 2-5 and 7<text:tab/>16</text:p>
          <text:p text:style-name="P82"><text:s/>2.7.3.2 <text:s/>States<text:tab/>17</text:p>
          <text:p text:style-name="P82"><text:s/>2.7.3.3 <text:s/>Definition of Specific Messages<text:tab/>17</text:p>
          <text:p text:style-name="P83"><text:s/>2.7.3.3.1 <text:s/>Initialization Complete<text:tab/>17</text:p>
          <text:p text:style-name="P83"><text:s/>2.7.3.3.2 <text:s/>Verify Node ID<text:tab/>17</text:p>
          <text:p text:style-name="P83"><text:s/>2.7.3.3.3 <text:s/>Verified Node ID<text:tab/>17</text:p>
          <text:p text:style-name="P83"><text:s/>2.7.3.3.4 <text:s/>Optional-Interaction Rejected<text:tab/>18</text:p>
          <text:p text:style-name="P83"><text:s/>2.7.3.3.5 <text:s/>Terminate Due to Error<text:tab/>18</text:p>
          <text:p text:style-name="P83"><text:s/>2.7.3.3.6 <text:s/>Protocol Support Inquiry<text:tab/>18</text:p>
          <text:p text:style-name="P83"><text:s/>2.7.3.3.7 <text:s/>Protocol Support Reply<text:tab/>18</text:p>
          <text:p text:style-name="P83"><text:s/>2.7.3.3.8 <text:s/>Extensibility<text:tab/>18</text:p>
          <text:p text:style-name="P82"><text:s/>2.7.3.4 <text:s/>Interactions<text:tab/>19</text:p>
          <text:p text:style-name="P83"><text:s/>2.7.3.4.1 <text:s/>Example: Finding all nodes<text:tab/>19</text:p>
          <text:p text:style-name="P83"><text:s/>2.7.3.4.2 <text:s/>Example: Confirming that a specific node can still be reached<text:tab/>19</text:p>
          <text:p text:style-name="P83"><text:s/>2.7.3.4.3 <text:s/>Example: Finding a full node ID from a local alias<text:tab/>20</text:p>
          <text:p text:style-name="P83"><text:s/>2.7.3.4.4 <text:s/>Example: Node obtaining local Alias from full Node ID<text:tab/>20</text:p>
          <text:p text:style-name="P83"><text:s/>2.7.3.4.5 <text:s/>Example: Confirming a local Node is still reachable<text:tab/>20</text:p>
          <text:p text:style-name="P82"><text:s/>2.7.3.5 <text:s/>Error Handling<text:tab/>20</text:p>
          <text:p text:style-name="P82"><text:s/>2.7.3.6 <text:s/>Routing and Sequencing<text:tab/>21</text:p>
          <text:p text:style-name="P81"><text:s/>2.7.4 <text:s/>Message Type Indicators<text:tab/>21</text:p>
        </text:index-body>
      </text:table-of-content>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30.8748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1</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22" draw:name="PowerPlusWaterMarkObject" draw:style-name="Mgr2" draw:text-style-name="MP3" svg:width="6.4996in" svg:height="28.9787in" draw:transform="rotate (0.785398163397448) translate (-1in 2.51932414698163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3">Copyright 2011-</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20.0094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32.6295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30.8748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21</meta:editing-cycles>
    <meta:editing-duration>P36DT8H3M59S</meta:editing-duration>
    <meta:generator>LibreOffice/7.4.6.2$MacOSX_X86_64 LibreOffice_project/5b1f5509c2decdade7fda905e3e1429a67acd63d</meta:generator>
    <dc:date>2024-07-11T16:06:10.100431905</dc:date>
    <meta:keyword>OpenLCB Message Network</meta:keyword>
    <dc:subject>Message Network</dc:subject>
    <dc:creator>Bob Jacobsen</dc:creator>
    <meta:document-statistic meta:table-count="3" meta:image-count="1" meta:object-count="0" meta:page-count="23" meta:paragraph-count="467" meta:word-count="8852" meta:character-count="55038" meta:non-whitespace-character-count="45796"/>
    <meta:user-defined meta:name="OLCBdate">July 22, 2024</meta:user-defined>
    <meta:user-defined meta:name="OLCBstatus">Adopted</meta:user-defined>
    <meta:user-defined meta:name="OLCByear">2024</meta:user-defined>
  </office:meta>
</office:document-meta>
</file>